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7000000D51D21257265146F956.jpg" manifest:media-type="image/jpeg"/>
  <manifest:file-entry manifest:full-path="Pictures/100000000000097000000D5058EEEC36F164EAE5.jpg" manifest:media-type="image/jpeg"/>
  <manifest:file-entry manifest:full-path="Pictures/100000000000097000000D55AA88B9C29C6CC98F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20.446cm" svg:height="28.879cm" draw:transform="rotate (1.5707963267949) translate (0.001cm 20.493cm)">
          <draw:image xlink:href="Pictures/100000000000097000000D55AA88B9C29C6CC98F.jpg" xlink:type="simple" xlink:show="embed" xlink:actuate="onLoad" draw:mime-type="image/jpeg">
            <text:p/>
          </draw:image>
        </draw:frame>
      </draw:page>
      <draw:page draw:name="page2" draw:style-name="dp1" draw:master-page-name="master-page9">
        <draw:frame draw:style-name="gr1" draw:text-style-name="P1" draw:layer="layout" svg:width="20.446cm" svg:height="28.853cm" draw:transform="rotate (1.5707963267949) translate (0.027cm 20.447cm)">
          <draw:image xlink:href="Pictures/100000000000097000000D51D21257265146F956.jpg" xlink:type="simple" xlink:show="embed" xlink:actuate="onLoad" draw:mime-type="image/jpeg">
            <text:p/>
          </draw:image>
        </draw:frame>
      </draw:page>
      <draw:page draw:name="page3" draw:style-name="dp1" draw:master-page-name="master-page9">
        <draw:frame draw:style-name="gr1" draw:text-style-name="P1" draw:layer="layout" svg:width="20.446cm" svg:height="28.853cm" draw:transform="rotate (1.5707963267949) translate (0.027cm 20.446cm)">
          <draw:image xlink:href="Pictures/100000000000097000000D5058EEEC36F164EAE5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0cm" fo:margin-left="0cm" fo:margin-right="0cm" fo:page-width="28.88cm" fo:page-height="20.44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5T02:16:48.835430729</dc:date>
    <meta:editing-duration>PT3M51S</meta:editing-duration>
    <meta:editing-cycles>1</meta:editing-cycles>
    <meta:document-statistic meta:object-count="3"/>
    <meta:generator>LibreOffice/7.4.7.2$Linux_X86_64 LibreOffice_project/40$Build-2</meta:generator>
  </office:meta>
</office:document-meta>
</file>